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color="#000000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default-cell-style-name="ce19"/>
        <table:table-column table:style-name="co3" table:default-cell-style-name="ce26"/>
        <table:table-column table:style-name="co4" table:default-cell-style-name="ce16"/>
        <table:table-column table:style-name="co5" table:default-cell-style-name="ce19"/>
        <table:table-column table:style-name="co6" table:default-cell-style-name="ce26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gistrar una cuenta</text:p>
          </table:table-cell>
          <table:covered-table-cell table:number-columns-repeated="4" table:style-name="ce25"/>
          <table:table-cell table:style-name="ce25"/>
          <table:table-cell table:number-columns-repeated="5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Proveedor</text:p>
          </table:table-cell>
          <table:covered-table-cell table:number-columns-repeated="4" table:style-name="ce25"/>
          <table:table-cell table:style-name="ce25"/>
          <table:table-cell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haber ingresado a la dirección web del sistema</text:p>
          </table:table-cell>
          <table:covered-table-cell table:number-columns-repeated="4" table:style-name="ce25"/>
          <table:table-cell table:style-name="ce25"/>
          <table:table-cell table:number-columns-repeated="5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faltantes del Proveedor en la Base de Datos del sistema</text:p>
          </table:table-cell>
          <table:covered-table-cell table:number-columns-repeated="4" table:style-name="ce25"/>
          <table:table-cell table:style-name="ce25"/>
          <table:table-cell table:number-columns-repeated="5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9" office:value-type="date" office:date-value="2019-10-18" calcext:value-type="date">
            <text:p>18/10/19</text:p>
          </table:table-cell>
          <table:table-cell table:style-name="ce2" office:value-type="string" calcext:value-type="string">
            <text:p>Versión:</text:p>
          </table:table-cell>
          <table:table-cell table:style-name="ce32" office:value-type="string" calcext:value-type="string">
            <text:p>V 1,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sumidor pueda registrar una cuenta dentro del sistema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El proveedor deberá de ingresar a su servidor de correo electrónico y seguir las instrucciones del correo mandado por el sistema. El pirmer paso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será ingresar al sistema con la misma dirección de correo y la contraseña anexada en el mensaje, al ingresar se le pedirá que ingrese el/los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nombres comerciales que utiliza la razón social con la que se ha registrado la dirección de correo. Como siguiente paso se le pide que ingrese la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dirección fiscal asociada a la razón social, y finalmente deberá ingresar un número de contacto con extensión.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Proveedor ingresa su servidor de correo electrónico y 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confirma que en su bandeja de entrada reciba un mensaje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con asunto: “Notificación de Registro al Sistema ***”, donde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vendrán las instrucciones a seguir para terminar el registro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de la cuenta en el sistem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Proveedor ingresa al mensaje, lee las instrucciones a se-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guir y se dirige a la liga insertada en el correo, esta liga es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un link directo al inicio de sesión en el sistem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Proveedor ingresa su correo electrónico, y contraseñ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anexada al correo mandado por el sistema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confirma que el correo se encuentre registrado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BD del sistema y verifica que la contraseña sea la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sociada a la dirección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reconoce que el correo se encuentra en el 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oceso de registro para un Proveedor y es su primer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inicio de sesión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se dirige a un pestaña donde el Proveedor de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berá ingresar el nombre o nombres comerciales asocia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os a la razón social registrada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Proveedor ingresa el nombre comercial y pulsa el botón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confirma que el nombre este conformado uni-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“Agregar Nombre”</text:p>
          </table:table-cell>
          <table:covered-table-cell/>
          <table:table-cell/>
          <table:table-cell office:value-type="string" calcext:value-type="string" table:number-columns-spanned="2" table:number-rows-spanned="1">
            <text:p>camente por caracteres alfanuméricos y muestra el nom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7" office:value-type="string" calcext:value-type="string" table:number-columns-spanned="2" table:number-rows-spanned="1">
            <text:p>bre introducido por debajo del campo de captura ordena-</text:p>
          </table:table-cell>
          <table:covered-table-cell table:style-name="ce33"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7" office:value-type="string" calcext:value-type="string" table:number-columns-spanned="2" table:number-rows-spanned="1">
            <text:p>do en forma de lista</text:p>
          </table:table-cell>
          <table:covered-table-cell table:style-name="ce33"/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Proveedor agrega otro o más nombres comerciales repi-</text:p>
          </table:table-cell>
          <table:covered-table-cell/>
          <table:table-cell/>
          <table:table-cell table:style-name="ce37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tiendo el procedimiento del punto 8</text:p>
          </table:table-cell>
          <table:covered-table-cell/>
          <table:table-cell/>
          <table:table-cell table:style-name="ce37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2" office:value-type="string" calcext:value-type="string" table:number-columns-spanned="2" table:number-rows-spanned="1">
            <text:p>El Proveedor verifica que ha ingresado todos los nombres y</text:p>
          </table:table-cell>
          <table:covered-table-cell/>
          <table:table-cell office:value-type="float" office:value="12" calcext:value-type="float">
            <text:p>12</text:p>
          </table:table-cell>
          <table:table-cell table:style-name="ce37" office:value-type="string" calcext:value-type="string" table:number-columns-spanned="2" table:number-rows-spanned="1">
            <text:p>El sistema verifica que exista al menos un nombre co-</text:p>
          </table:table-cell>
          <table:covered-table-cell table:style-name="ce33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pulsa el botón “Siguiente”</text:p>
          </table:table-cell>
          <table:covered-table-cell/>
          <table:table-cell/>
          <table:table-cell table:style-name="ce37" office:value-type="string" calcext:value-type="string" table:number-columns-spanned="2" table:number-rows-spanned="1">
            <text:p>mercial agregado y dirige al Proveedor a una pestaña</text:p>
          </table:table-cell>
          <table:covered-table-cell table:style-name="ce33"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7" office:value-type="string" calcext:value-type="string" table:number-columns-spanned="2" table:number-rows-spanned="1">
            <text:p>donde debe ingresar los datos de su domicilio fiscal</text:p>
          </table:table-cell>
          <table:covered-table-cell table:style-name="ce33"/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Proveedor ingresa el CP, Estado, Municipio,Colonia</text:p>
          </table:table-cell>
          <table:covered-table-cell/>
          <table:table-cell/>
          <table:table-cell table:style-name="ce37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Calle, Número exterior </text:p>
          </table:table-cell>
          <table:covered-table-cell/>
          <table:table-cell/>
          <table:table-cell table:style-name="ce37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El Proveedor verifica sus datos y da al botón “Siguiente”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El sistema verifica que no falta ningún campo de llenar,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el CP solo contenga caracteres numéricos y que el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úmero exterior contenga solo caracteres alfa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El sistema lo dirige a una pestaña donde debe de ingre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ar un número telefónico</text:p>
          </table:table-cell>
          <table:covered-table-cell/>
          <table:table-cell/>
          <table:table-cell table:style-name="ce16"/>
          <table:table-cell table:style-name="ce19"/>
          <table:table-cell table:style-name="ce26"/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 table:number-columns-spanned="2" table:number-rows-spanned="1">
            <text:p>El proveedor ingresa el número telefónico y su extensión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style-name="ce16"/>
          <table:table-cell table:style-name="ce36" table:number-columns-spanned="2" table:number-rows-spanned="1"/>
          <table:covered-table-cell table:style-name="ce26"/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 table:number-columns-spanned="2" table:number-rows-spanned="1">
            <text:p>El Proveedor verifica los datos y da al botón “Terminar Re-</text:p>
          </table:table-cell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2" table:number-rows-spanned="1">
            <text:p>El sistema verifica que no existan campos vacios, que el</text:p>
          </table:table-cell>
          <table:covered-table-cell/>
          <table:table-cell/>
          <table:table-cell table:style-name="ce16"/>
          <table:table-cell table:style-name="ce36"/>
          <table:table-cell table:style-name="ce26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gistro”</text:p>
          </table:table-cell>
          <table:covered-table-cell/>
          <table:table-cell/>
          <table:table-cell office:value-type="string" calcext:value-type="string" table:number-columns-spanned="2" table:number-rows-spanned="1">
            <text:p>campo del número y extensión estén conformados unica-</text:p>
          </table:table-cell>
          <table:covered-table-cell/>
          <table:table-cell/>
          <table:table-cell table:style-name="ce16"/>
          <table:table-cell table:style-name="ce36"/>
          <table:table-cell table:style-name="ce26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ente por caracteres numéricos</text:p>
          </table:table-cell>
          <table:covered-table-cell/>
          <table:table-cell/>
          <table:table-cell table:style-name="ce16"/>
          <table:table-cell table:style-name="ce36"/>
          <table:table-cell table:style-name="ce26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El sistema muestra un mensaje de éxito en el registro y</text:p>
          </table:table-cell>
          <table:covered-table-cell/>
          <table:table-cell/>
          <table:table-cell table:style-name="ce16"/>
          <table:table-cell table:style-name="ce36"/>
          <table:table-cell table:style-name="ce26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uestra una pestaña con la página principal definida para</text:p>
          </table:table-cell>
          <table:covered-table-cell/>
          <table:table-cell/>
          <table:table-cell table:style-name="ce16"/>
          <table:table-cell table:style-name="ce36"/>
          <table:table-cell table:style-name="ce26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l Proveedor</text:p>
          </table:table-cell>
          <table:covered-table-cell/>
          <table:table-cell/>
          <table:table-cell table:style-name="ce16"/>
          <table:table-cell table:style-name="ce36"/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es capaz de encontrar el correo ingresado en la BD. Mostrará un mensaje de advertencia debido a que el correo no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se ha registrado aún en el sistema, permanece en la misma pestaña borrando el campo de la contraseña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b</text:p>
          </table:table-cell>
          <table:table-cell office:value-type="string" calcext:value-type="string" table:number-columns-spanned="5" table:number-rows-spanned="1">
            <text:p>El sistema verifica que el correo está registrado pero la contraseña no coincide. Mostrará un mensaje de advertencia debido a que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el correo o contraseña no coinciden, permanece en la misma pestaña borrando el campo de la contraseña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 table:number-columns-spanned="5" table:number-rows-spanned="1">
            <text:p>El sistema muestra un mensaje de advertencia debido a que el campo del Nombre está vacio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 table:number-columns-spanned="5" table:number-rows-spanned="1">
            <text:p>El sistema muestra un mensaje de advertencia debido a que el Nombre ingresado esta compuesto solamente por caracteres alfa-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numéricos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 table:number-columns-spanned="5" table:number-rows-spanned="1">
            <text:p>El sistema muestra un mensaje de advertencia debido a que no se han agregado nombres comerciales y permanece en la pestaña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5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5b</text:p>
          </table:table-cell>
          <table:table-cell office:value-type="string" calcext:value-type="string" table:number-columns-spanned="5" table:number-rows-spanned="1">
            <text:p>El sistema muestra un mensaje de advertencia debido a que el CP contiene caracteres no numéricos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5c</text:p>
          </table:table-cell>
          <table:table-cell office:value-type="string" calcext:value-type="string" table:number-columns-spanned="5" table:number-rows-spanned="1">
            <text:p>El sistema muestra un mensaje de advertencia debido a que el campo Número exterior contiene caracteres extraños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9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</text:p>
          </table:table-cell>
          <table:covered-table-cell/>
          <table:covered-table-cell table:style-name="ce26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9b</text:p>
          </table:table-cell>
          <table:table-cell table:style-name="ce27" office:value-type="string" calcext:value-type="string" table:number-columns-spanned="5" table:number-rows-spanned="1">
            <text:p>El sistema muestra un mensaje de advertencia debido a que los campos de el celular y/o extensión tiene caracteres no numéricos</text:p>
          </table:table-cell>
          <table:covered-table-cell table:number-columns-repeated="4"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21:02:30.4311214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9T21:02:42.043256412</dc:date>
    <meta:editing-duration>PT1H41M13S</meta:editing-duration>
    <meta:editing-cycles>26</meta:editing-cycles>
    <meta:generator>LibreOffice/6.2.7.1$Linux_X86_64 LibreOffice_project/20$Build-1</meta:generator>
    <meta:document-statistic meta:table-count="1" meta:cell-count="118" meta:object-count="0"/>
  </office:meta>
</office:document-meta>
</file>